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6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5cm" fo:min-width="11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.25cm" svg:x="7.25cm" svg:y="4.5cm">
          <text:p text:style-name="P1">用户进入首页，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cm" svg:height="1.25cm" svg:x="7.25cm" svg:y="16.25cm">
          <text:p text:style-name="P1">返回用户信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25cm" svg:x="7.25cm" svg:y="7cm">
          <text:p text:style-name="P1">将用户信息传送至后端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4.5cm" svg:x="7.25cm" svg:y="10cm">
          <text:p text:style-name="P1">该用户是否存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75cm" svg:height="1.25cm" svg:x="15.25cm" svg:y="11.75cm">
          <text:p text:style-name="P1">新建用户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cm" svg:y1="5.75cm" svg:x2="10.5cm" svg:y2="7cm">
          <text:p/>
        </draw:line>
        <draw:line draw:style-name="gr5" draw:text-style-name="P2" draw:layer="layout" svg:x1="10.5cm" svg:y1="8.25cm" svg:x2="10.5cm" svg:y2="10cm">
          <text:p/>
        </draw:line>
        <draw:line draw:style-name="gr6" draw:text-style-name="P2" draw:layer="layout" svg:x1="13.75cm" svg:y1="12.25cm" svg:x2="15.25cm" svg:y2="12.25cm">
          <text:p text:style-name="P1">否</text:p>
        </draw:line>
        <draw:line draw:style-name="gr7" draw:text-style-name="P2" draw:layer="layout" svg:x1="10.5cm" svg:y1="14.5cm" svg:x2="10.5cm" svg:y2="16.25cm">
          <text:p/>
        </draw:line>
        <draw:line draw:style-name="gr8" draw:text-style-name="P2" draw:layer="layout" svg:x1="17.25cm" svg:y1="13cm" svg:x2="10.5cm" svg:y2="16.25cm">
          <text:p/>
        </draw:line>
        <draw:custom-shape draw:style-name="gr1" draw:text-style-name="P1" draw:layer="layout" svg:width="7cm" svg:height="1.25cm" svg:x="7.25cm" svg:y="18.5cm">
          <text:p text:style-name="P1">前端存储cookie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5cm" svg:y1="17.5cm" svg:x2="10.5cm" svg:y2="18.5cm">
          <text:p/>
        </draw:line>
        <draw:custom-shape draw:style-name="gr10" draw:text-style-name="P1" draw:layer="layout" svg:width="11.5cm" svg:height="2.75cm" svg:x="5.25cm" svg:y="20.75cm">
          <text:p text:style-name="P1">所有请求都需要携带用户id,防止攻击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.5cm" svg:y1="19.75cm" svg:x2="10.5cm" svg:y2="2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2T15:14:05.066590209</meta:creation-date>
    <dc:date>2024-10-02T15:23:03.988364735</dc:date>
    <meta:editing-duration>PT8M59S</meta:editing-duration>
    <meta:editing-cycles>1</meta:editing-cycles>
    <meta:generator>LibreOffice/7.0.4.2$Linux_X86_64 LibreOffice_project/00$Build-2</meta:generator>
    <meta:document-statistic meta:object-count="14"/>
  </office:meta>
</office:document-meta>
</file>